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system-ui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10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rrección Proyecto</text:h>
      <text:h text:style-name="Heading_20_2" text:outline-level="2">Alumno</text:h>
      <text:p text:style-name="Text_20_body">Enrique Rosales Pérez</text:p>
      <text:h text:style-name="Heading_20_2" text:outline-level="2">Calificación</text:h>
      <text:p text:style-name="Text_20_body">APTO</text:p>
      <text:h text:style-name="Heading_20_2" text:outline-level="2">Comentarios</text:h>
      <text:p text:style-name="Text_20_body">Solución muy trabajada y completa. Además de los conceptos básicos de clase amplía con nuevos elementos de forma autónoma.</text:p>
      <text:p text:style-name="Text_20_body">Arquitectura correcta, muy buena organización del código y los elementos del sistema. Muy buena metodología en general.</text:p>
      <text:h text:style-name="Heading_20_2" text:outline-level="2">Anotaciones</text:h>
      <text:p text:style-name="Text_20_body">RF:</text:p>
      <text:list xml:id="list3684302129458427779" text:style-name="L1">
        <text:list-item>
          <text:p text:style-name="P1">Acceso correcto, validación. No lanza mensaje de error cuando un usuario no lo localiza</text:p>
        </text:list-item>
        <text:list-item>
          <text:p text:style-name="P1">Muy buena estructura del portal, todo muy claro y accesible</text:p>
        </text:list-item>
        <text:list-item>
          <text:p text:style-name="P1">Extendidos:</text:p>
        </text:list-item>
      </text:list>
      <text:list xml:id="list2945008394730054391" text:style-name="L2">
        <text:list-item>
          <text:p text:style-name="P2">Control de autorización completo</text:p>
        </text:list-item>
      </text:list>
      <text:p text:style-name="Text_20_body"/>
      <text:p text:style-name="Text_20_body">RNF:</text:p>
      <text:list xml:id="list2398019482433915894" text:style-name="L3">
        <text:list-item>
          <text:p text:style-name="P3">Empleo de asociaciones muy destacado.</text:p>
        </text:list-item>
        <text:list-item>
          <text:p text:style-name="P3">DAOs bien implementados, operaciones sencillas y consultas. La capa de lógica muy conseguida</text:p>
        </text:list-item>
        <text:list-item>
          <text:p text:style-name="P3">Configuración completa</text:p>
        </text:list-item>
        <text:list-item>
          <text:p text:style-name="P3">Bien definición de internacionalización, pendiente incluir mensajes validación.</text:p>
        </text:list-item>
      </text:list>
      <text:p text:style-name="Text_20_body"/>
      <text:h text:style-name="Heading_20_2" text:outline-level="2">Aspectos mejora</text:h>
      <text:p text:style-name="Text_20_body">Interfaz de usuario:</text:p>
      <text:list xml:id="list4054629072120142685" text:style-name="L4">
        <text:list-item>
          <text:p text:style-name="P4">Por poner una pega, en formulario de edición quizás el usuario pueda llegar a perderse un poco</text:p>
        </text:list-item>
      </text:list>
      <text:p text:style-name="Text_20_body"/>
      <text:p text:style-name="Text_20_body">Navegación / Usabilidad</text:p>
      <text:list xml:id="list2627641928022641428" text:style-name="L5">
        <text:list-item>
          <text:p text:style-name="P5">En el breadcrumb si se produce un error de edición aparece el id: Directorios / Tres reinos / 37 ...</text:p>
        </text:list-item>
      </text:list>
      <text:p text:style-name="Text_20_body"/>
      <text:p text:style-name="Text_20_body"><text:soft-page-break/>RF:</text:p>
      <text:list xml:id="list7672943931882381690" text:style-name="L10">
        <text:list-item>
          <text:p text:style-name="P9">Multi idioma de contenidos</text:p>
        </text:list-item>
      </text:list>
      <text:p text:style-name="Text_20_body"/>
      <text:p text:style-name="Text_20_body">RNF:</text:p>
      <text:list xml:id="list8385868256568383329" text:style-name="L7">
        <text:list-item>
          <text:p text:style-name="P7">AJAX</text:p>
        </text:list-item>
      </text:list>
      <text:p text:style-name="Text_20_body"/>
      <text:p text:style-name="Text_20_body">Adecuación a RF propuestos:</text:p>
      <text:list xml:id="list2558710620753484144" text:style-name="L8">
        <text:list-item>
          <text:p text:style-name="P8">Fotografía</text:p>
        </text:list-item>
        <text:list-item>
          <text:p text:style-name="P8">Gestión de plantilla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system-ui, 'Segoe UI', Roboto, 'Helvetica Neue', Arial, sans-serif, 'Apple Color Emoji', 'Segoe UI Emoji', 'Segoe UI Symbol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jandro Jurado</meta:initial-creator>
    <meta:creation-date>2018-12-17T15:20:11</meta:creation-date>
    <dc:date>2018-12-18T17:18:51</dc:date>
    <dc:creator>Alejandro Jurado</dc:creator>
    <meta:editing-duration>PT2H20M47S</meta:editing-duration>
    <meta:editing-cycles>12</meta:editing-cycles>
    <meta:generator>OpenOffice/4.1.1$Unix OpenOffice.org_project/411m6$Build-9775</meta:generator>
    <meta:document-statistic meta:table-count="0" meta:image-count="0" meta:object-count="0" meta:page-count="2" meta:paragraph-count="31" meta:word-count="179" meta:character-count="1112"/>
  </office:meta>
</office:document-meta>
</file>